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25cm" fo:min-width="4.5cm"/>
    </style:style>
    <style:style style:name="gr2" style:family="graphic" style:parent-style-name="standard">
      <style:graphic-properties svg:stroke-color="#000000" draw:fill-color="#ffdbb6" draw:textarea-horizontal-align="justify" draw:textarea-vertical-align="middle" draw:auto-grow-height="false" fo:min-height="1.25cm" fo:min-width="4.5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b4c7dc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dbb6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1.5cm" svg:x="8.6cm" svg:y="4cm">
          <text:p text:style-name="P1"><text:span text:style-name="T1">LocalRepositoryUpdate</text:span></text:p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.5cm" svg:x="8.6cm" svg:y="1.5cm">
          <text:p text:style-name="P1"><text:span text:style-name="T1">LocalPkgDataLoad</text:span></text:p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.5cm" svg:x="10cm" svg:y="6.7cm">
          <text:p text:style-name="P1"><text:span text:style-name="T1">ServerRepositoryDataUpdate</text:span></text:p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.5cm" svg:x="3.8cm" svg:y="6.7cm">
          <text:p text:style-name="P1"><text:span text:style-name="T1">ServerIconExportUpdate</text:span></text:p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.5cm" svg:x="9.7cm" svg:y="9.6cm">
          <text:p text:style-name="P1"><text:span text:style-name="T1">ServerPkgDataUpdate</text:span></text:p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.5cm" svg:x="9.9cm" svg:y="9.4cm">
          <text:p text:style-name="P1"><text:span text:style-name="T1">ServerPkgDataUpdate</text:span></text:p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.5cm" svg:x="10.1cm" svg:y="9.1cm">
          <text:p text:style-name="P1"><text:span text:style-name="T1">ServerPkgDataUpdate</text:span></text:p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1cm" svg:y1="4cm" svg:x2="11.1cm" svg:y2="3.1cm">
          <text:p/>
        </draw:line>
        <draw:line draw:style-name="gr3" draw:text-style-name="P4" draw:layer="layout" svg:x1="8.3cm" svg:y1="6.7cm" svg:x2="9.2cm" svg:y2="5.5cm">
          <text:p/>
        </draw:line>
        <draw:line draw:style-name="gr3" draw:text-style-name="P4" draw:layer="layout" svg:x1="12.4cm" svg:y1="6.7cm" svg:x2="12.1cm" svg:y2="5.5cm">
          <text:p/>
        </draw:line>
        <draw:line draw:style-name="gr3" draw:text-style-name="P4" draw:layer="layout" svg:x1="12.4cm" svg:y1="9.1cm" svg:x2="12.4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23:58:51.398013833</meta:creation-date>
    <dc:date>2018-12-15T00:08:14.087911971</dc:date>
    <meta:editing-duration>PT9M24S</meta:editing-duration>
    <meta:editing-cycles>1</meta:editing-cycles>
    <meta:document-statistic meta:object-count="11"/>
    <meta:generator>LibreOffice/6.1.3.2$Linux_X86_64 LibreOffice_project/8e614c6c3b8318e385db1239686faabc8c4848e4</meta:generator>
  </office:meta>
</office:document-meta>
</file>